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1283f" officeooo:paragraph-rsid="0011283f" style:font-size-asian="15.75pt" style:font-size-complex="18pt"/>
    </style:style>
    <style:style style:name="P2" style:family="paragraph" style:parent-style-name="Standard">
      <style:text-properties fo:font-size="18pt" officeooo:rsid="00129f5f" officeooo:paragraph-rsid="00129f5f" style:font-size-asian="15.75pt" style:font-size-complex="18pt"/>
    </style:style>
    <style:style style:name="T1" style:family="text">
      <style:text-properties officeooo:rsid="00129f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SES :</text:p>
      <text:p text:style-name="P1"/>
      <text:p text:style-name="P1"><text:span text:style-name="T1">1.</text:span>I executed the assignment3.c program and <text:s/>all the variables of same name whether they are global or temporary <text:s/>having the same address number in the parent and child processes.</text:p>
      <text:p text:style-name="P1"><text:span text:style-name="T1">2.</text:span>So there is a possibility of them having same memory.</text:p>
      <text:p text:style-name="P1">But what we theoretically came to know is every child process and parent process have its own data and stack segment.</text:p>
      <text:p text:style-name="P1"><text:span text:style-name="T1">3.</text:span>So to observe it practically i modified the values of global <text:span text:style-name="T1">variables and checked them in each child whether change is observable or not.</text:span></text:p>
      <text:p text:style-name="P2">4.Then i observed there is no change in global and temporary values of one process to other.</text:p>
      <text:p text:style-name="P2">5.So i concluded that the processes are using different physical </text:p>
      <text:p text:style-name="P2">spaces with same virtual numb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23:01:53.237278716</meta:creation-date>
    <dc:date>2018-02-04T23:19:25.330096904</dc:date>
    <meta:editing-duration>PT5M42S</meta:editing-duration>
    <meta:editing-cycles>1</meta:editing-cycles>
    <meta:document-statistic meta:table-count="0" meta:image-count="0" meta:object-count="0" meta:page-count="1" meta:paragraph-count="8" meta:word-count="118" meta:character-count="690" meta:non-whitespace-character-count="577"/>
    <meta:generator>LibreOffice/5.1.6.2$Linux_X86_64 LibreOffice_project/10m0$Build-2</meta:generator>
  </office:meta>
</office:document-meta>
</file>